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002cm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1" style:family="paragraph" style:parent-style-name="Обычный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2" style:family="paragraph" style:parent-style-name="Обычный">
      <style:paragraph-properties loext:contextual-spacing="false" fo:margin-left="0cm" fo:margin-right="0cm" fo:margin-top="0cm" fo:margin-bottom="0.212cm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13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loext:contextual-spacing="false" fo:margin-top="0cm" fo:margin-bottom="0.212cm" fo:line-height="100%"/>
    </style:style>
    <style:style style:name="P17" style:family="paragraph" style:parent-style-name="Standard">
      <style:paragraph-properties loext:contextual-spacing="false" fo:margin-top="0cm" fo:margin-bottom="0.212cm" fo:line-height="100%" fo:text-align="center" style:justify-single-word="false"/>
    </style:style>
    <style:style style:name="P18" style:family="paragraph" style:parent-style-name="Standard">
      <style:paragraph-properties loext:contextual-spacing="false" fo:margin-top="0cm" fo:margin-bottom="0.212cm" fo:line-height="100%"/>
    </style:style>
    <style:style style:name="P19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1" style:family="paragraph" style:parent-style-name="Standard">
      <style:paragraph-properties loext:contextual-spacing="false" fo:margin-top="0cm" fo:margin-bottom="0.212cm" fo:line-height="100%" fo:text-align="start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Table_20_Contents">
      <style:text-properties style:font-name="Times New Roman" fo:font-size="13pt" style:font-size-asian="13pt" style:font-size-complex="13pt"/>
    </style:style>
    <style:style style:name="P23" style:family="paragraph" style:parent-style-name="Table_20_Contents">
      <style:text-properties style:font-name="Times New Roman" fo:font-size="13pt" style:font-size-asian="13pt" style:font-name-complex="Times New Roman" style:font-size-complex="13pt"/>
    </style:style>
    <style:style style:name="P24" style:family="paragraph" style:parent-style-name="Обычный">
      <style:paragraph-properties loext:contextual-spacing="false" fo:margin-top="0cm" fo:margin-bottom="0.423cm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25" style:family="paragraph" style:parent-style-name="Standard" style:master-pag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 style:list-style-name="WWNum2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loext:contextual-spacing="false" fo:margin-top="0cm" fo:margin-bottom="0.212cm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loext:contextual-spacing="false" fo:margin-top="0cm" fo:margin-bottom="0.212cm" style:line-height-at-least="0.035cm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language="ru" fo:country="RU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Table_20_Contents">
      <style:text-properties style:font-name="Times New Roman" fo:font-size="13pt" fo:language="ru" fo:country="RU" style:font-size-asian="13pt" style:font-size-complex="13pt"/>
    </style:style>
    <style:style style:name="T1" style:family="text"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 style:font-weight-complex="bold" loext:char-shading-value="0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5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6" style:family="text">
      <style:text-properties style:font-name="Times New Roman" fo:background-color="#ffffff" style:font-name-asian="Times New Roman1" style:font-name-complex="Times New Roman1" loext:char-shading-value="0"/>
    </style:style>
    <style:style style:name="T7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8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9" style:family="text">
      <style:text-properties fo:color="#000000" style:font-name="Times New Roman" fo:font-size="14pt" fo:language="ru" fo:country="RU" fo:background-color="#ffffff" style:font-name-asian="Times New Roman" style:font-size-asian="14pt" style:language-asian="ru" style:country-asian="RU" style:font-name-complex="Times New Roman" style:font-size-complex="14pt" loext:char-shading-value="0"/>
    </style:style>
    <style:style style:name="T10" style:family="text">
      <style:text-properties fo:color="#000000" style:font-name="Times New Roman" fo:font-size="16pt" fo:language="ru" fo:country="RU" fo:font-weight="bold" fo:background-color="#ffffff" style:font-name-asian="Times New Roman1" style:font-size-asian="16pt" style:language-asian="ru" style:country-asian="RU" style:font-weight-asian="bold" style:font-name-complex="Times New Roman1" style:font-size-complex="16pt" style:font-weight-complex="bold" loext:char-shading-value="0"/>
    </style:style>
    <style:style style:name="T11" style:family="text"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 loext:char-shading-value="0"/>
    </style:style>
    <style:style style:name="T12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3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5"><text:s/></text:p>
      <text:p text:style-name="P5"><text:s/></text:p>
      <text:p text:style-name="P5"><text:s text:c="2"/></text:p>
      <text:p text:style-name="P8">Лабораторная работа № 4-5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2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Студент:</text:p>
          </table:table-cell>
          <table:table-cell table:style-name="Таблица1.B1" office:value-type="string">
            <text:p text:style-name="P31">Валов В.В</text:p>
          </table:table-cell>
        </table:table-row>
        <table:table-row>
          <table:table-cell table:style-name="Таблица1.A1" office:value-type="string">
            <text:p text:style-name="P22">Группа:</text:p>
          </table:table-cell>
          <table:table-cell table:style-name="Таблица1.B1" office:value-type="string">
            <text:p text:style-name="P22">М8О-308Б-18</text:p>
          </table:table-cell>
        </table:table-row>
        <table:table-row>
          <table:table-cell table:style-name="Таблица1.A1" office:value-type="string">
            <text:p text:style-name="P22">Вариант:</text:p>
          </table:table-cell>
          <table:table-cell table:style-name="Таблица1.B1" office:value-type="string">
            <text:p text:style-name="P22"/>
          </table:table-cell>
        </table:table-row>
        <table:table-row table:style-name="Таблица1.4">
          <table:table-cell table:style-name="Таблица1.A1" office:value-type="string">
            <text:p text:style-name="P22">Преподаватель:</text:p>
          </table:table-cell>
          <table:table-cell table:style-name="Таблица1.B1" office:value-type="string">
            <text:p text:style-name="P23"><text:span text:style-name="Основной_20_шрифт_20_абзаца">Филиппов Г.С.</text:span></text:p>
          </table:table-cell>
        </table:table-row>
        <table:table-row table:style-name="Таблица1.5">
          <table:table-cell table:style-name="Таблица1.A1" office:value-type="string">
            <text:p text:style-name="P22">Оценка:</text:p>
          </table:table-cell>
          <table:table-cell table:style-name="Таблица1.B1" office:value-type="string">
            <text:p text:style-name="P22"/>
          </table:table-cell>
        </table:table-row>
        <table:table-row table:style-name="Таблица1.6">
          <table:table-cell table:style-name="Таблица1.A1" office:value-type="string">
            <text:p text:style-name="P22">Дата:</text:p>
          </table:table-cell>
          <table:table-cell table:style-name="Таблица1.B1" office:value-type="string">
            <text:p text:style-name="P22"/>
          </table:table-cell>
        </table:table-row>
      </table:table>
      <text:p text:style-name="P24"/>
      <text:p text:style-name="P11"><text:span text:style-name="Основной_20_шрифт_20_абзаца"><text:span text:style-name="T9">Москва, 2020</text:span></text:span></text:p>
      <text:p text:style-name="P10"><text:soft-page-break/><text:span text:style-name="Основной_20_шрифт_20_абзаца"><text:span text:style-name="T10">Ознакомление с технологией OpenGL 2.1</text:span></text:span></text:p>
      <text:list xml:id="list4423507239397124822" text:style-name="WWNum2">
        <text:list-header>
          <text:p text:style-name="P27">Постановка задачи</text:p>
        </text:list-header>
      </text:list>
      <text:p text:style-name="P1">Создать графическое приложение с использованием OpenGL. Изобразить прямой эллиптический конус с использованием средств OpenGL 2.1. Использовать буфер вершин. Точность аппроксимации тела задается пользователем. Обеспечить возможность вращения и масштабирования многогранника и удаление невидимых линий и поверхностей. Реализовать простую модель освещения на GLSL. </text:p>
      <text:p text:style-name="P13">Параметры освещения задаются пользователем в диалоговом режиме.</text:p>
      <text:p text:style-name="P16"><text:span text:style-name="T1">Вариант задания:</text:span><text:span text:style-name="T4"> Прямой эллиптический конус</text:span></text:p>
      <text:p text:style-name="P13"/>
      <text:p text:style-name="P17"><text:span text:style-name="T4"><text:s text:c="5"/></text:span><text:span text:style-name="T11"><text:s/>Общие сведения о программе</text:span></text:p>
      <text:p text:style-name="P1">Язык программирования: Python</text:p>
      <text:p text:style-name="P1">Библиотеки: numpy, OpenGL.GL, OpenGL.GLU, OpenGL.GLUT, sys</text:p>
      <text:p text:style-name="P1">program - пустой объект шейдерной программы</text:p>
      <text:p text:style-name="P1">glAttachShader(program, vertex) - присоединяем вершинный шейдер к программе.</text:p>
      <text:p text:style-name="P1">glLinkProgram(program) - собираем шейдерную программу</text:p>
      <text:p text:style-name="P1">glRotate - вращения объекта вдоль оси</text:p>
      <text:p text:style-name="P1">gluOrtho2D - определяем границы рисования</text:p>
      <text:p text:style-name="P1">glClearColor - серый цвет для первоначальной закраски</text:p>
      <text:p text:style-name="P1">glutSwapBuffers() - выводим все нарисованное в памяти на экран</text:p>
      <text:p text:style-name="P1">glEnable(GL_CULL_FACE) - отрисовываем только видимую часть грани</text:p>
      <text:p text:style-name="P1">init - функция, которая вычисляет вершины прямоугольников, в котором <text:s/>vertexes[i] - вершины нижнего эллипса, а <text:s/>vertexes[i + n] - вершины верхнего эллипса.</text:p>
      <text:p text:style-name="P3">init_shaders - создание шейдеров</text:p>
      <text:p text:style-name="P3"/>
      <text:p text:style-name="P17"><text:span text:style-name="T4"><text:s text:c="6"/></text:span><text:span text:style-name="T11">Руководство по использованию программы</text:span></text:p>
      <text:p text:style-name="P20"/>
      <text:p text:style-name="P21">~:$ python3 <text:span text:style-name="T12">"lab4-5.py"</text:span></text:p>
      <text:p text:style-name="P28">В начале программа предлагает ввести точность (кол-во вершин). Затем вводим параметры освещений: фонового и направленного. После ввода значений, программа выдаёт построенный график. </text:p>
      <text:p text:style-name="P16"/>
      <text:p text:style-name="P13"><text:soft-page-break/></text:p>
      <text:p text:style-name="P19"><text:span text:style-name="T7"><text:s text:c="6"/></text:span><text:span text:style-name="T7">Код</text:span><text:span text:style-name="T7"> </text:span><text:span text:style-name="T6">программы</text:span></text:p>
      <text:p text:style-name="P29"># Импортируем все необходимые библиотеки:</text:p>
      <text:p text:style-name="P29">import numpy as np</text:p>
      <text:p text:style-name="P29">from OpenGL.GL import *</text:p>
      <text:p text:style-name="P29">from OpenGL.GLU import *</text:p>
      <text:p text:style-name="P29">from OpenGL.GLUT import *</text:p>
      <text:p text:style-name="P29">import sys</text:p>
      <text:p text:style-name="P29"/>
      <text:p text:style-name="P29">vertexes_count = int(input("Точность: "))</text:p>
      <text:p text:style-name="P29">ambient = np.array([float(x) for x in input('Ambient: ').split()])</text:p>
      <text:p text:style-name="P29">diffuse = np.array([float(x) for x in input('Diffuse: ').split()])</text:p>
      <text:p text:style-name="P29"/>
      <text:p text:style-name="P29"/>
      <text:p text:style-name="P29">vertexes = None</text:p>
      <text:p text:style-name="P29">colors = None</text:p>
      <text:p text:style-name="P29">indexes = None</text:p>
      <text:p text:style-name="P29">indexes_bot = None</text:p>
      <text:p text:style-name="P29">indexes_top = None</text:p>
      <text:p text:style-name="P29">normals = None</text:p>
      <text:p text:style-name="P29">height = 0.75</text:p>
      <text:p text:style-name="P29"/>
      <text:p text:style-name="P29">uniforms = [b"ambient", b"diffuse"]</text:p>
      <text:p text:style-name="P29">locations = dict()</text:p>
      <text:p text:style-name="P29"/>
      <text:p text:style-name="P29">def init_shaders():</text:p>
      <text:p text:style-name="P29"><text:s text:c="4"/>global uniforms</text:p>
      <text:p text:style-name="P29"><text:s text:c="4"/>global locations</text:p>
      <text:p text:style-name="P29"><text:s text:c="4"/>global ambient</text:p>
      <text:p text:style-name="P29"><text:s text:c="4"/>global diffuse</text:p>
      <text:p text:style-name="P29"/>
      <text:p text:style-name="P29"><text:soft-page-break/><text:s text:c="4"/>vertex = create_shader(GL_VERTEX_SHADER, """</text:p>
      <text:p text:style-name="P29"><text:s text:c="8"/>varying vec4 vertex_color;</text:p>
      <text:p text:style-name="P29"><text:s text:c="8"/>uniform vec3 ambient;</text:p>
      <text:p text:style-name="P29"><text:s text:c="8"/>uniform vec3 diffuse;</text:p>
      <text:p text:style-name="P29"><text:s text:c="8"/>attribute vec3 a_pos;</text:p>
      <text:p text:style-name="P29"><text:s text:c="8"/>attribute vec3 a_normal;</text:p>
      <text:p text:style-name="P29"><text:s text:c="8"/>void main(){</text:p>
      <text:p text:style-name="P29"><text:s text:c="12"/>gl_Position = gl_ModelViewProjectionMatrix * vec4(a_pos, 1.0);</text:p>
      <text:p text:style-name="P29"><text:s text:c="12"/>vec3 light_dir = normalize(vec3(0.0, 0.0, -1.0));</text:p>
      <text:p text:style-name="P29"><text:s text:c="12"/>vec3 normal = normalize(vec3(gl_ModelViewMatrix * vec4(a_normal, 1.0)));</text:p>
      <text:p text:style-name="P29"><text:s text:c="12"/>float intensity = max(0.8 * dot(normal, light_dir), 0.0);</text:p>
      <text:p text:style-name="P29"><text:s text:c="12"/>vertex_color = vec4(intensity * diffuse + 0.2 * ambient, 1.0);</text:p>
      <text:p text:style-name="P29"><text:s text:c="8"/>}""")</text:p>
      <text:p text:style-name="P29"><text:s text:c="4"/>fragment = create_shader(GL_FRAGMENT_SHADER, """</text:p>
      <text:p text:style-name="P29"><text:s text:c="8"/>varying vec4 vertex_color;</text:p>
      <text:p text:style-name="P29"><text:s text:c="8"/>void main() {</text:p>
      <text:p text:style-name="P29"><text:s text:c="12"/>gl_FragColor = vertex_color;</text:p>
      <text:p text:style-name="P29"><text:s text:c="8"/>}""")</text:p>
      <text:p text:style-name="P29"><text:s text:c="4"/># Создаем пустой объект шейдерной программы</text:p>
      <text:p text:style-name="P29"><text:s text:c="4"/>program = glCreateProgram()</text:p>
      <text:p text:style-name="P29"><text:s text:c="4"/># Приcоединяем вершинный шейдер к программе</text:p>
      <text:p text:style-name="P29"><text:s text:c="4"/>glAttachShader(program, vertex)</text:p>
      <text:p text:style-name="P29"><text:s text:c="4"/># Присоединяем фрагментный шейдер к программе</text:p>
      <text:p text:style-name="P29"><text:s text:c="4"/>glAttachShader(program, fragment)</text:p>
      <text:p text:style-name="P29"><text:s text:c="4"/># "Собираем" шейдерную программу</text:p>
      <text:p text:style-name="P29"><text:s text:c="4"/>glLinkProgram(program)</text:p>
      <text:p text:style-name="P29"/>
      <text:p text:style-name="P29"><text:s text:c="4"/>for uniform in uniforms:</text:p>
      <text:p text:style-name="P29"><text:s text:c="8"/>locations[uniform] = glGetUniformLocation(program, uniform)</text:p>
      <text:p text:style-name="P29"/>
      <text:p text:style-name="P29"><text:s text:c="4"/>glUseProgram(program)</text:p>
      <text:p text:style-name="P29"><text:soft-page-break/></text:p>
      <text:p text:style-name="P29"><text:s text:c="4"/>glUniform3f(locations[b"ambient"], 1.0, 0.0, 0.0)</text:p>
      <text:p text:style-name="P29"><text:s text:c="4"/>glUniform3f(locations[b"ambient"], 1.0, 0.0, 0.0)</text:p>
      <text:p text:style-name="P29"/>
      <text:p text:style-name="P29"><text:s text:c="4"/>glEnableVertexAttribArray(0)</text:p>
      <text:p text:style-name="P29"><text:s text:c="4"/>glBindAttribLocation(program, 0, b"a_pos")</text:p>
      <text:p text:style-name="P29"/>
      <text:p text:style-name="P29"><text:s text:c="4"/>glEnableVertexAttribArray(1)</text:p>
      <text:p text:style-name="P29"><text:s text:c="4"/>glBindAttribLocation(program, 1, b"a_normal")</text:p>
      <text:p text:style-name="P29"/>
      <text:p text:style-name="P29"/>
      <text:p text:style-name="P29"># Процедура подготовки шейдера (тип шейдера, текст шейдера)</text:p>
      <text:p text:style-name="P29">def create_shader(shader_type, source):</text:p>
      <text:p text:style-name="P29"><text:s text:c="4"/># Создаем пустой объект шейдера</text:p>
      <text:p text:style-name="P29"><text:s text:c="4"/>shader = glCreateShader(shader_type)</text:p>
      <text:p text:style-name="P29"><text:s text:c="4"/># Привязываем текст шейдера к пустому объекту шейдера</text:p>
      <text:p text:style-name="P29"><text:s text:c="4"/>glShaderSource(shader, source)</text:p>
      <text:p text:style-name="P29"><text:s text:c="4"/># Компилируем шейдер</text:p>
      <text:p text:style-name="P29"><text:s text:c="4"/>glCompileShader(shader)</text:p>
      <text:p text:style-name="P29"><text:s text:c="4"/># Возвращаем созданный шейдер</text:p>
      <text:p text:style-name="P29"><text:s text:c="4"/>return shader</text:p>
      <text:p text:style-name="P29"/>
      <text:p text:style-name="P29"/>
      <text:p text:style-name="P29">def calculate_coordinates(n=10, a=0.25, b=0.2):</text:p>
      <text:p text:style-name="P29"><text:s text:c="4"/>t = np.linspace(0, 2 * np.pi, n)</text:p>
      <text:p text:style-name="P29"><text:s text:c="4"/>x = a * np.cos(t)</text:p>
      <text:p text:style-name="P29"><text:s text:c="4"/>y = b * np.sin(t)</text:p>
      <text:p text:style-name="P29"><text:s text:c="4"/>return x, y</text:p>
      <text:p text:style-name="P29"/>
      <text:p text:style-name="P29"/>
      <text:p text:style-name="P29"># Процедура инициализации</text:p>
      <text:p text:style-name="P29"><text:soft-page-break/>def init():</text:p>
      <text:p text:style-name="P29"><text:s text:c="4"/>init_shaders()</text:p>
      <text:p text:style-name="P29"/>
      <text:p text:style-name="P29"><text:s text:c="4"/>global vertexes_count</text:p>
      <text:p text:style-name="P29"><text:s text:c="4"/>global vertexes</text:p>
      <text:p text:style-name="P29"><text:s text:c="4"/>global colors</text:p>
      <text:p text:style-name="P29"><text:s text:c="4"/>global indexes</text:p>
      <text:p text:style-name="P29"><text:s text:c="4"/>global indexes_top</text:p>
      <text:p text:style-name="P29"><text:s text:c="4"/>global indexes_bot</text:p>
      <text:p text:style-name="P29"><text:s text:c="4"/>global normals</text:p>
      <text:p text:style-name="P29"/>
      <text:p text:style-name="P29"><text:s text:c="4"/>n = vertexes_count</text:p>
      <text:p text:style-name="P29"><text:s text:c="4"/>x, y = calculate_coordinates(n)</text:p>
      <text:p text:style-name="P29"/>
      <text:p text:style-name="P29"><text:s text:c="4"/>vertexes = np.empty(shape=(2 * n, 3), dtype=GLfloat)</text:p>
      <text:p text:style-name="P29"><text:s text:c="4"/>indexes = np.empty(shape=(n, 4), dtype=GLushort)</text:p>
      <text:p text:style-name="P29"><text:s text:c="4"/>indexes_top = np.empty(shape=n, dtype=GLushort)</text:p>
      <text:p text:style-name="P29"><text:s text:c="4"/>indexes_bot = np.empty(shape=n, dtype=GLushort)</text:p>
      <text:p text:style-name="P29"/>
      <text:p text:style-name="P29"><text:s text:c="4"/>for i in range(n):</text:p>
      <text:p text:style-name="P29"><text:s text:c="8"/>vertexes[i] = y[i], 0.0, x[i]</text:p>
      <text:p text:style-name="P29"><text:s text:c="8"/>vertexes[i + n] = y[i], height, x[i]</text:p>
      <text:p text:style-name="P29"/>
      <text:p text:style-name="P29"><text:s text:c="4"/>for i in range(n):</text:p>
      <text:p text:style-name="P29"><text:s text:c="8"/>indexes[i] = i, (i + 1) % n, (i + 1) % n + n, i + n</text:p>
      <text:p text:style-name="P29"/>
      <text:p text:style-name="P29"><text:s text:c="4"/>for i in range(n):</text:p>
      <text:p text:style-name="P29"><text:s text:c="8"/>indexes_bot[i] = (n - 1) - i</text:p>
      <text:p text:style-name="P29"><text:s text:c="8"/>indexes_top[i] = i + n</text:p>
      <text:p text:style-name="P29"/>
      <text:p text:style-name="P29"><text:s text:c="4"/>normals = np.empty(shape=(2 * n, 3), dtype=GLfloat)</text:p>
      <text:p text:style-name="P29"><text:soft-page-break/></text:p>
      <text:p text:style-name="P29"><text:s text:c="4"/>for i in range(n):</text:p>
      <text:p text:style-name="P29"><text:s text:c="8"/>vec1 = vertexes[(i - 1) % n] - vertexes[i]</text:p>
      <text:p text:style-name="P29"><text:s text:c="8"/>vec2 = vertexes[(i + 1) % n] - vertexes[i]</text:p>
      <text:p text:style-name="P29"><text:s text:c="8"/>vec3 = vertexes[i + n] - vertexes[i]</text:p>
      <text:p text:style-name="P29"><text:s text:c="8"/>norm_to_side_1 = np.cross(vec1, vec3)</text:p>
      <text:p text:style-name="P29"><text:s text:c="8"/>norm_to_side_2 = np.cross(vec3, vec2)</text:p>
      <text:p text:style-name="P29"><text:s text:c="8"/>norm_to_side_3 = 10 * np.cross(vec2, vec1)</text:p>
      <text:p text:style-name="P29"/>
      <text:p text:style-name="P29"><text:s text:c="8"/>normals[i] = (norm_to_side_1 + norm_to_side_2 + norm_to_side_3)</text:p>
      <text:p text:style-name="P29"><text:s text:c="8"/>normals[i] /= np.linalg.norm(normals[i])</text:p>
      <text:p text:style-name="P29"/>
      <text:p text:style-name="P29"><text:s text:c="8"/>normals[i + n] = (norm_to_side_1 + norm_to_side_2 - norm_to_side_3)</text:p>
      <text:p text:style-name="P29"><text:s text:c="8"/>normals[i + n] /= np.linalg.norm(normals[i + n])</text:p>
      <text:p text:style-name="P29"/>
      <text:p text:style-name="P29"><text:s text:c="4"/>glEnable(GL_CULL_FACE)</text:p>
      <text:p text:style-name="P29"><text:s text:c="4"/>glCullFace(GL_FRONT)</text:p>
      <text:p text:style-name="P29"><text:s text:c="4"/>glClearColor(0.5, 0.5, 0.5, 1.0) <text:s text:c="15"/># Серый цвет для первоначальной закраски</text:p>
      <text:p text:style-name="P29"><text:s text:c="4"/>gluOrtho2D(-1.0, 1.0, -1.0, 1.0) <text:s text:c="15"/># Определяем границы рисования по горизонтали и вертикали</text:p>
      <text:p text:style-name="P29"/>
      <text:p text:style-name="P29"><text:s text:c="4"/>glVertexAttribPointer(0, 3, GL_FLOAT, GL_TRUE, 0, vertexes)</text:p>
      <text:p text:style-name="P29"><text:s text:c="4"/>glVertexAttribPointer(1, 3, GL_FLOAT, GL_TRUE, 0, normals)</text:p>
      <text:p text:style-name="P29"/>
      <text:p text:style-name="P29"/>
      <text:p text:style-name="P29"># Процедура обработки специальных клавиш</text:p>
      <text:p text:style-name="P29">def specialkeys(key, x, y):</text:p>
      <text:p text:style-name="P29"><text:s text:c="4"/># Обработчики для клавиш со стрелками</text:p>
      <text:p text:style-name="P29"><text:s text:c="4"/>if key == GLUT_KEY_UP: <text:s text:c="6"/># Клавиша вверх</text:p>
      <text:p text:style-name="P29"><text:s text:c="8"/>glRotate(+1.0, 1, 0, 0) <text:s/># Уменьшаем угол вращения по оси Х</text:p>
      <text:p text:style-name="P29"><text:s text:c="4"/>if key == GLUT_KEY_DOWN: <text:s text:c="4"/># Клавиша вниз</text:p>
      <text:p text:style-name="P29"><text:soft-page-break/><text:s text:c="8"/>glRotate(-1.0, 1, 0, 0) <text:s/># Увеличиваем угол вращения по оси Х</text:p>
      <text:p text:style-name="P29"><text:s text:c="4"/>if key == GLUT_KEY_LEFT: <text:s text:c="4"/># Клавиша влево</text:p>
      <text:p text:style-name="P29"><text:s text:c="8"/>glRotate(-1.0, 0, 1, 0) <text:s/># Уменьшаем угол вращения по оси Y</text:p>
      <text:p text:style-name="P29"><text:s text:c="4"/>if key == GLUT_KEY_RIGHT: <text:s text:c="3"/># Клавиша вправо</text:p>
      <text:p text:style-name="P29"><text:s text:c="8"/>glRotate(+1.0, 0, 1, 0) <text:s/># Увеличиваем угол вращения по оси Y</text:p>
      <text:p text:style-name="P29"/>
      <text:p text:style-name="P29"><text:s text:c="4"/>glutPostRedisplay() <text:s text:c="9"/># Вызываем процедуру перерисовки</text:p>
      <text:p text:style-name="P29"/>
      <text:p text:style-name="P29"/>
      <text:p text:style-name="P29"># Процедура перерисовки</text:p>
      <text:p text:style-name="P29">def draw():</text:p>
      <text:p text:style-name="P29"/>
      <text:p text:style-name="P29"><text:s text:c="4"/>global vertexes_count</text:p>
      <text:p text:style-name="P29"><text:s text:c="4"/>global indexes</text:p>
      <text:p text:style-name="P29"><text:s text:c="4"/>global indexes_top</text:p>
      <text:p text:style-name="P29"><text:s text:c="4"/>global indexes_bot</text:p>
      <text:p text:style-name="P29"><text:s text:c="4"/>global ambient</text:p>
      <text:p text:style-name="P29"><text:s text:c="4"/>global diffuse</text:p>
      <text:p text:style-name="P29"/>
      <text:p text:style-name="P29"><text:s text:c="4"/>glClear(GL_COLOR_BUFFER_BIT) <text:s text:c="31"/># Очищаем экран и заливаем серым цветом</text:p>
      <text:p text:style-name="P29"><text:s text:c="4"/>glDrawElements(GL_QUADS, 4 * vertexes_count, GL_UNSIGNED_SHORT, indexes)</text:p>
      <text:p text:style-name="P29"><text:s text:c="4"/>glDrawElements(GL_POLYGON, vertexes_count, GL_UNSIGNED_SHORT, indexes_top)</text:p>
      <text:p text:style-name="P29"><text:s text:c="4"/>glDrawElements(GL_POLYGON, vertexes_count, GL_UNSIGNED_SHORT, indexes_bot)</text:p>
      <text:p text:style-name="P29"><text:s text:c="4"/>glutSwapBuffers() <text:s text:c="42"/># Выводим все нарисованное в памяти на экран</text:p>
      <text:p text:style-name="P29"/>
      <text:p text:style-name="P29"/>
      <text:p text:style-name="P29">def main():</text:p>
      <text:p text:style-name="P29"><text:s text:c="4"/># Здесь начинается выполнение программы</text:p>
      <text:p text:style-name="P29"><text:soft-page-break/><text:s text:c="4"/># Использовать двойную буферизацию и цвета в формате RGB (Красный, Зеленый, Синий)</text:p>
      <text:p text:style-name="P29"><text:s text:c="4"/>glutInitDisplayMode(GLUT_DOUBLE | GLUT_RGB)</text:p>
      <text:p text:style-name="P29"><text:s text:c="4"/># Указываем начальный размер окна (ширина, высота)</text:p>
      <text:p text:style-name="P29"><text:s text:c="4"/>glutInitWindowSize(1200, 800)</text:p>
      <text:p text:style-name="P29"><text:s text:c="4"/># Указываем начальное положение окна относительно левого верхнего угла экрана</text:p>
      <text:p text:style-name="P29"><text:s text:c="4"/>glutInitWindowPosition(50, 50)</text:p>
      <text:p text:style-name="P29"><text:s text:c="4"/># Инициализация OpenGl</text:p>
      <text:p text:style-name="P29"><text:s text:c="4"/>glutInit(sys.argv)</text:p>
      <text:p text:style-name="P29"><text:s text:c="4"/># Создаем окно с заголовком</text:p>
      <text:p text:style-name="P29"><text:s text:c="4"/>glutCreateWindow("Laboratory Work #4-5")</text:p>
      <text:p text:style-name="P29"><text:s text:c="4"/># Определяем процедуру, отвечающую за перерисовку</text:p>
      <text:p text:style-name="P29"><text:s text:c="4"/>glutDisplayFunc(draw)</text:p>
      <text:p text:style-name="P29"><text:s text:c="4"/># Определяем процедуру, отвечающую за обработку клавиш</text:p>
      <text:p text:style-name="P29"><text:s text:c="4"/>glutSpecialFunc(specialkeys)</text:p>
      <text:p text:style-name="P29"><text:s text:c="4"/>init()</text:p>
      <text:p text:style-name="P29"><text:s text:c="4"/># Запускаем основной цикл</text:p>
      <text:p text:style-name="P29"><text:s text:c="4"/>glutMainLoop()</text:p>
      <text:p text:style-name="P29"/>
      <text:p text:style-name="P29"/>
      <text:p text:style-name="P29">if __name__ == '__main__':</text:p>
      <text:p text:style-name="P29"><text:s text:c="4"/>main()</text:p>
      <text:p text:style-name="P20">Вывод</text:p>
      <text:p text:style-name="P30">Выполнив данную лабораторную работу я познакомился с <text:span text:style-name="T12">OpenGL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loext:contextual-spacing="false" fo:margin-top="0cm" fo:margin-bottom="0.564cm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loext:contextual-spacing="false" fo:margin-top="0cm" fo:margin-bottom="0.282cm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size-complex="11pt" fo:hyphenate="true" fo:hyphenation-remain-char-count="2" fo:hyphenation-push-char-count="2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loext:contextual-spacing="false" fo:margin-top="0.494cm" fo:margin-bottom="0.494cm" fo:line-height="0.423cm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loext:contextual-spacing="false" fo:margin-top="0.212cm" fo:margin-bottom="0.212cm"/>
      <style:text-properties fo:font-style="italic" style:font-name-asian="Lohit Devanagari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style:font-name-asian="Courier New"/>
    </style:style>
    <style:style style:name="WW_5f_CharLFO3LVL5" style:display-name="WW_CharLFO3LVL5" style:family="text">
      <style:text-properties style:font-name="Times New Roman" style:font-name-asian="Courier New"/>
    </style:style>
    <style:style style:name="WW_5f_CharLFO3LVL2" style:display-name="WW_CharLFO3LVL2" style:family="text">
      <style:text-properties style:font-name="Times New Roman" style:font-name-asian="Courier New"/>
    </style:style>
    <style:style style:name="Heading_20_1_20_Char" style:display-name="Heading 1 Char" style:family="text">
      <style:text-properties fo:color="#2f5496" style:font-name="Calibri Light" fo:font-size="16pt" style:font-name-asian="DejaVu Sans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2</meta:editing-cycles>
    <meta:creation-date>2019-12-17T23:09:00</meta:creation-date>
    <dc:date>2021-04-06T15:48:30.78</dc:date>
    <meta:editing-duration>PT1H24M36S</meta:editing-duration>
    <meta:generator>OpenOffice/4.1.5$Win32 OpenOffice.org_project/415m1$Build-9789</meta:generator>
    <meta:document-statistic meta:table-count="1" meta:image-count="0" meta:object-count="0" meta:page-count="9" meta:paragraph-count="208" meta:word-count="937" meta:character-count="81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